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svg:font-family="Courier" style:font-family-generic="modern" style:font-pitch="fixed" svg:panose-1="2 7 4 9 2 2 5 2 4 4"/>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text-align="center"/>
      <style:text-properties fo:font-size="22pt" style:font-size-asian="22pt" style:font-size-complex="22pt" fo:language="fr" fo:country="FR"/>
    </style:style>
    <style:style style:name="P2" style:parent-style-name="Titre2" style:family="paragraph">
      <style:text-properties fo:font-style="normal" style:font-style-asian="normal" fo:font-size="16pt" style:font-size-asian="16pt" style:font-size-complex="16pt" style:text-underline-type="single" style:text-underline-style="solid" style:text-underline-width="auto" style:text-underline-mode="continuous" fo:language="fr" fo:country="FR"/>
    </style:style>
    <style:style style:name="P3" style:parent-style-name="PreformattedText" style:family="paragraph">
      <style:text-properties fo:font-size="12pt" style:font-size-asian="12pt" style:font-size-complex="12pt" fo:language="fr" fo:country="FR"/>
    </style:style>
    <style:style style:name="P4" style:parent-style-name="PreformattedText" style:family="paragraph">
      <style:text-properties fo:font-size="12pt" style:font-size-asian="12pt" style:font-size-complex="12pt" fo:language="fr" fo:country="FR"/>
    </style:style>
    <style:style style:name="P5" style:parent-style-name="PreformattedText" style:family="paragraph">
      <style:text-properties fo:font-size="12pt" style:font-size-asian="12pt" style:font-size-complex="12pt" fo:language="fr" fo:country="FR"/>
    </style:style>
    <style:style style:name="P6" style:parent-style-name="PreformattedText" style:family="paragraph">
      <style:text-properties fo:font-size="10.5pt" style:font-size-asian="10.5pt" style:font-size-complex="10.5pt" fo:language="fr" fo:country="FR"/>
    </style:style>
    <style:style style:name="P7" style:parent-style-name="PreformattedText" style:family="paragraph">
      <style:text-properties fo:font-size="10.5pt" style:font-size-asian="10.5pt" style:font-size-complex="10.5pt" fo:language="fr" fo:country="FR"/>
    </style:style>
    <style:style style:name="P8" style:parent-style-name="PreformattedText" style:family="paragraph">
      <style:text-properties fo:font-size="10.5pt" style:font-size-asian="10.5pt" style:font-size-complex="10.5pt" fo:language="fr" fo:country="FR"/>
    </style:style>
    <style:style style:name="P9" style:parent-style-name="Titre2" style:family="paragraph">
      <style:text-properties fo:font-style="normal" style:font-style-asian="normal" fo:font-size="16pt" style:font-size-asian="16pt" style:font-size-complex="16pt" style:text-underline-type="single" style:text-underline-style="solid" style:text-underline-width="auto" style:text-underline-mode="continuous" fo:language="fr" fo:country="FR"/>
    </style:style>
    <style:style style:name="P10" style:parent-style-name="Textbody" style:family="paragraph">
      <style:text-properties fo:language="fr" fo:country="FR"/>
    </style:style>
    <style:style style:name="T11" style:parent-style-name="Policepardéfaut" style:family="text">
      <style:text-properties fo:language="fr" fo:country="FR" style:language-complex="ar" style:country-complex="SA"/>
    </style:style>
    <style:style style:name="T12" style:parent-style-name="Policepardéfaut" style:family="text">
      <style:text-properties fo:language="fr" fo:country="FR" style:language-complex="ar" style:country-complex="SA"/>
    </style:style>
    <style:style style:name="T13" style:parent-style-name="Policepardéfaut" style:family="text">
      <style:text-properties fo:language="fr" fo:country="FR" style:language-complex="ar" style:country-complex="SA"/>
    </style:style>
    <style:style style:name="T14" style:parent-style-name="Policepardéfaut" style:family="text">
      <style:text-properties fo:language="fr" fo:country="FR" style:language-complex="ar" style:country-complex="SA"/>
    </style:style>
    <style:style style:name="T15" style:parent-style-name="Policepardéfaut" style:family="text">
      <style:text-properties fo:language="fr" fo:country="FR" style:language-complex="ar" style:country-complex="SA"/>
    </style:style>
    <style:style style:name="T16" style:parent-style-name="Policepardéfaut" style:family="text">
      <style:text-properties fo:language="fr" fo:country="FR" style:language-complex="ar" style:country-complex="SA"/>
    </style:style>
    <style:style style:name="T17" style:parent-style-name="Policepardéfaut" style:family="text">
      <style:text-properties fo:language="fr" fo:country="FR" style:language-complex="ar" style:country-complex="SA"/>
    </style:style>
    <style:style style:name="T18" style:parent-style-name="Policepardéfaut" style:family="text">
      <style:text-properties fo:language="fr" fo:country="FR"/>
    </style:style>
    <style:style style:name="T19" style:parent-style-name="Policepardéfaut" style:family="text">
      <style:text-properties fo:language="fr" fo:country="FR" style:language-complex="ar" style:country-complex="SA"/>
    </style:style>
    <style:style style:name="T20" style:parent-style-name="Policepardéfaut" style:family="text">
      <style:text-properties fo:language="fr" fo:country="FR" style:language-complex="ar" style:country-complex="SA"/>
    </style:style>
    <style:style style:name="T21" style:parent-style-name="Policepardéfaut" style:family="text">
      <style:text-properties fo:language="fr" fo:country="FR" style:language-complex="ar" style:country-complex="SA"/>
    </style:style>
    <style:style style:name="T22" style:parent-style-name="Policepardéfaut" style:family="text">
      <style:text-properties fo:language="fr" fo:country="FR"/>
    </style:style>
    <style:style style:name="P23" style:parent-style-name="Textbody" style:family="paragraph">
      <style:text-properties fo:language="fr" fo:country="FR"/>
    </style:style>
    <style:style style:name="T24" style:parent-style-name="Policepardéfaut" style:family="text">
      <style:text-properties fo:language="fr" fo:country="FR" style:language-complex="ar" style:country-complex="SA"/>
    </style:style>
    <style:style style:name="T25" style:parent-style-name="Policepardéfaut" style:family="text">
      <style:text-properties fo:language="fr" fo:country="FR" style:language-complex="ar" style:country-complex="SA"/>
    </style:style>
    <style:style style:name="T26" style:parent-style-name="Policepardéfaut" style:family="text">
      <style:text-properties fo:language="fr" fo:country="FR" style:language-complex="ar" style:country-complex="SA"/>
    </style:style>
    <style:style style:name="T27" style:parent-style-name="Policepardéfaut" style:family="text">
      <style:text-properties fo:language="fr" fo:country="FR" style:language-complex="ar" style:country-complex="SA"/>
    </style:style>
    <style:style style:name="P28" style:parent-style-name="Normal" style:family="paragraph">
      <style:paragraph-properties fo:text-align="center"/>
    </style:style>
    <style:style style:name="T29" style:parent-style-name="Policepardéfaut" style:family="text">
      <style:text-properties fo:language="fr" fo:country="FR" style:language-complex="ar" style:country-complex="SA"/>
    </style:style>
    <style:style style:name="T30" style:parent-style-name="Policepardéfaut" style:family="text">
      <style:text-properties fo:language="fr" fo:country="FR" style:language-complex="ar" style:country-complex="SA"/>
    </style:style>
    <style:style style:name="T31" style:parent-style-name="Policepardéfaut" style:family="text">
      <style:text-properties fo:language="fr" fo:country="FR" style:language-complex="ar" style:country-complex="SA"/>
    </style:style>
    <style:style style:name="P32" style:parent-style-name="Textbody" style:family="paragraph">
      <style:text-properties fo:language="fr" fo:country="FR"/>
    </style:style>
    <style:style style:name="P33" style:parent-style-name="Textbody" style:family="paragraph">
      <style:text-properties fo:language="fr" fo:country="FR"/>
    </style:style>
    <style:style style:name="P34" style:parent-style-name="Textbody" style:family="paragraph">
      <style:text-properties fo:language="fr" fo:country="FR"/>
    </style:style>
    <style:style style:name="P35" style:parent-style-name="Textbody" style:family="paragraph">
      <style:text-properties fo:language="fr" fo:country="FR"/>
    </style:style>
    <style:style style:name="P36" style:parent-style-name="Textbody" style:family="paragraph">
      <style:text-properties fo:language="fr" fo:country="FR"/>
    </style:style>
    <style:style style:name="P37" style:parent-style-name="Textbody" style:family="paragraph">
      <style:text-properties fo:language="fr" fo:country="FR"/>
    </style:style>
    <style:style style:name="P38" style:parent-style-name="Textbody" style:family="paragraph">
      <style:text-properties fo:language="fr" fo:country="FR"/>
    </style:style>
    <style:style style:name="P39" style:parent-style-name="Textbody" style:family="paragraph">
      <style:text-properties fo:language="fr" fo:country="FR"/>
    </style:style>
    <style:style style:name="P40" style:parent-style-name="Textbody" style:family="paragraph">
      <style:text-properties fo:language="fr" fo:country="FR"/>
    </style:style>
    <style:style style:name="P41" style:parent-style-name="Textbody" style:family="paragraph">
      <style:text-properties fo:language="fr" fo:country="FR"/>
    </style:style>
    <style:style style:name="P42" style:parent-style-name="Textbody" style:family="paragraph">
      <style:text-properties fo:language="fr" fo:country="FR"/>
    </style:style>
    <style:style style:name="T43" style:parent-style-name="Policepardéfaut" style:family="text">
      <style:text-properties fo:language="fr" fo:country="FR" style:language-complex="ar" style:country-complex="SA"/>
    </style:style>
    <style:style style:name="T44" style:parent-style-name="Policepardéfaut" style:family="text">
      <style:text-properties fo:language="fr" fo:country="FR" style:language-complex="ar" style:country-complex="SA"/>
    </style:style>
    <style:style style:name="T45" style:parent-style-name="Policepardéfaut" style:family="text">
      <style:text-properties fo:language="fr" fo:country="FR"/>
    </style:style>
    <style:style style:name="P46" style:parent-style-name="Textbody" style:family="paragraph">
      <style:text-properties fo:language="fr" fo:country="FR"/>
    </style:style>
    <style:style style:name="P47" style:parent-style-name="Titre2" style:family="paragraph">
      <style:text-properties fo:language="fr" fo:country="FR"/>
    </style:style>
    <style:style style:name="P48" style:parent-style-name="Textbody" style:family="paragraph">
      <style:text-properties fo:language="fr" fo:country="FR"/>
    </style:style>
    <style:style style:name="P49" style:parent-style-name="Textbody" style:family="paragraph">
      <style:text-properties fo:language="fr" fo:country="FR"/>
    </style:style>
    <style:style style:name="P50" style:parent-style-name="Textbody" style:family="paragraph">
      <style:text-properties fo:language="fr" fo:country="FR"/>
    </style:style>
    <style:style style:name="P51" style:parent-style-name="Titre2" style:family="paragraph">
      <style:text-properties fo:font-style="normal" style:font-style-asian="normal" fo:font-size="16pt" style:font-size-asian="16pt" style:font-size-complex="16pt" style:text-underline-type="single" style:text-underline-style="solid" style:text-underline-width="auto" style:text-underline-mode="continuous" fo:language="fr" fo:country="FR"/>
    </style:style>
    <style:style style:name="P52" style:parent-style-name="Textbody" style:family="paragraph">
      <style:text-properties fo:font-size="14pt" style:font-size-asian="14pt" style:font-size-complex="14pt" fo:language="fr" fo:country="FR"/>
    </style:style>
    <style:style style:name="P53" style:parent-style-name="Textbody" style:family="paragraph">
      <style:text-properties fo:font-size="14pt" style:font-size-asian="14pt" style:font-size-complex="14pt" fo:language="fr" fo:country="FR"/>
    </style:style>
    <style:style style:name="P54" style:parent-style-name="Textbody" style:family="paragraph">
      <style:text-properties fo:font-size="14pt" style:font-size-asian="14pt" style:font-size-complex="14pt" fo:language="fr" fo:country="FR"/>
    </style:style>
    <style:style style:name="P55" style:parent-style-name="Textbody" style:family="paragraph">
      <style:text-properties fo:font-size="14pt" style:font-size-asian="14pt" style:font-size-complex="14pt" fo:language="fr" fo:country="FR"/>
    </style:style>
    <style:style style:name="P56" style:parent-style-name="Textbody" style:family="paragraph">
      <style:text-properties fo:font-size="14pt" style:font-size-asian="14pt" style:font-size-complex="14pt" fo:language="fr" fo:country="FR"/>
    </style:style>
    <style:style style:name="P57" style:parent-style-name="Textbody" style:family="paragraph">
      <style:text-properties fo:font-size="14pt" style:font-size-asian="14pt" style:font-size-complex="14pt" fo:language="fr" fo:country="FR"/>
    </style:style>
    <style:style style:name="P58" style:parent-style-name="Textbody" style:family="paragraph">
      <style:text-properties fo:font-size="14pt" style:font-size-asian="14pt" style:font-size-complex="14pt" fo:language="fr" fo:country="FR"/>
    </style:style>
    <style:style style:name="P59" style:parent-style-name="Textbody" style:family="paragraph">
      <style:text-properties fo:font-size="14pt" style:font-size-asian="14pt" style:font-size-complex="14pt" fo:language="fr" fo:country="FR"/>
    </style:style>
    <style:style style:name="P60" style:parent-style-name="Textbody" style:family="paragraph">
      <style:text-properties fo:font-size="14pt" style:font-size-asian="14pt" style:font-size-complex="14pt" fo:language="fr" fo:country="FR"/>
    </style:style>
    <style:style style:name="P61" style:parent-style-name="Textbody" style:family="paragraph">
      <style:text-properties fo:font-size="14pt" style:font-size-asian="14pt" style:font-size-complex="14pt" fo:language="fr" fo:country="FR"/>
    </style:style>
    <style:style style:name="T62" style:parent-style-name="Policepardéfaut" style:family="text">
      <style:text-properties fo:font-size="14pt" style:font-size-asian="14pt" style:font-size-complex="14pt" fo:language="fr" fo:country="FR"/>
    </style:style>
    <style:style style:name="T63" style:parent-style-name="Policepardéfaut" style:family="text">
      <style:text-properties style:text-position="super 64.2%" fo:font-size="14pt" style:font-size-asian="14pt" style:font-size-complex="14pt" fo:language="fr" fo:country="FR"/>
    </style:style>
    <style:style style:name="T64" style:parent-style-name="Policepardéfaut" style:family="text">
      <style:text-properties fo:font-size="14pt" style:font-size-asian="14pt" style:font-size-complex="14pt" fo:language="fr" fo:country="FR"/>
    </style:style>
    <style:style style:name="P65" style:parent-style-name="Textbody" style:family="paragraph">
      <style:text-properties fo:font-size="14pt" style:font-size-asian="14pt" style:font-size-complex="14pt" fo:language="fr" fo:country="FR"/>
    </style:style>
    <style:style style:name="T66" style:parent-style-name="Policepardéfaut" style:family="text">
      <style:text-properties fo:font-size="14pt" style:font-size-asian="14pt" style:font-size-complex="14pt" fo:language="fr" fo:country="FR"/>
    </style:style>
    <style:style style:name="T67" style:parent-style-name="Policepardéfaut" style:family="text">
      <style:text-properties style:text-position="super 64.2%" fo:font-size="14pt" style:font-size-asian="14pt" style:font-size-complex="14pt" fo:language="fr" fo:country="FR"/>
    </style:style>
    <style:style style:name="T68" style:parent-style-name="Policepardéfaut" style:family="text">
      <style:text-properties fo:font-size="14pt" style:font-size-asian="14pt" style:font-size-complex="14pt" fo:language="fr" fo:country="FR"/>
    </style:style>
    <style:style style:name="T69" style:parent-style-name="Policepardéfaut" style:family="text">
      <style:text-properties fo:font-size="14pt" style:font-size-asian="14pt" style:font-size-complex="14pt" fo:language="fr" fo:country="FR"/>
    </style:style>
    <style:style style:name="T70" style:parent-style-name="Policepardéfaut" style:family="text">
      <style:text-properties fo:font-size="14pt" style:font-size-asian="14pt" style:font-size-complex="14pt" fo:language="fr" fo:country="FR"/>
    </style:style>
    <style:style style:name="T71" style:parent-style-name="Policepardéfaut" style:family="text">
      <style:text-properties style:text-position="super 64.2%" fo:font-size="14pt" style:font-size-asian="14pt" style:font-size-complex="14pt" fo:language="fr" fo:country="FR"/>
    </style:style>
    <style:style style:name="T72" style:parent-style-name="Policepardéfaut" style:family="text">
      <style:text-properties fo:font-size="14pt" style:font-size-asian="14pt" style:font-size-complex="14pt" fo:language="fr" fo:country="FR"/>
    </style:style>
    <style:style style:name="T73" style:parent-style-name="Policepardéfaut" style:family="text">
      <style:text-properties fo:font-size="14pt" style:font-size-asian="14pt" style:font-size-complex="14pt" fo:language="fr" fo:country="FR"/>
    </style:style>
    <style:style style:name="T74" style:parent-style-name="Policepardéfaut" style:family="text">
      <style:text-properties style:text-position="super 64.2%" fo:font-size="14pt" style:font-size-asian="14pt" style:font-size-complex="14pt" fo:language="fr" fo:country="FR"/>
    </style:style>
    <style:style style:name="T75" style:parent-style-name="Policepardéfaut" style:family="text">
      <style:text-properties fo:font-size="14pt" style:font-size-asian="14pt" style:font-size-complex="14pt" fo:language="fr" fo:country="FR"/>
    </style:style>
    <style:style style:name="T76" style:parent-style-name="Policepardéfaut" style:family="text">
      <style:text-properties style:text-position="super 64.2%" fo:font-size="14pt" style:font-size-asian="14pt" style:font-size-complex="14pt" fo:language="fr" fo:country="FR"/>
    </style:style>
    <style:style style:name="T77" style:parent-style-name="Policepardéfaut" style:family="text">
      <style:text-properties fo:font-size="14pt" style:font-size-asian="14pt" style:font-size-complex="14pt" fo:language="fr" fo:country="FR"/>
    </style:style>
    <style:style style:name="T78" style:parent-style-name="Policepardéfaut" style:family="text">
      <style:text-properties fo:font-size="14pt" style:font-size-asian="14pt" style:font-size-complex="14pt" fo:language="fr" fo:country="FR"/>
    </style:style>
    <style:style style:name="T79" style:parent-style-name="Policepardéfaut" style:family="text">
      <style:text-properties style:text-position="super 64.2%" fo:font-size="14pt" style:font-size-asian="14pt" style:font-size-complex="14pt" fo:language="fr" fo:country="FR"/>
    </style:style>
    <style:style style:name="T80" style:parent-style-name="Policepardéfaut" style:family="text">
      <style:text-properties fo:font-size="14pt" style:font-size-asian="14pt" style:font-size-complex="14pt" fo:language="fr" fo:country="FR"/>
    </style:style>
    <style:style style:name="T81" style:parent-style-name="Policepardéfaut" style:family="text">
      <style:text-properties style:text-position="super 64.2%" fo:font-size="14pt" style:font-size-asian="14pt" style:font-size-complex="14pt" fo:language="fr" fo:country="FR"/>
    </style:style>
    <style:style style:name="T82" style:parent-style-name="Policepardéfaut" style:family="text">
      <style:text-properties fo:font-size="14pt" style:font-size-asian="14pt" style:font-size-complex="14pt" fo:language="fr" fo:country="FR"/>
    </style:style>
    <style:style style:name="T83" style:parent-style-name="Policepardéfaut" style:family="text">
      <style:text-properties style:text-position="super 64.2%" fo:font-size="14pt" style:font-size-asian="14pt" style:font-size-complex="14pt" fo:language="fr" fo:country="FR"/>
    </style:style>
    <style:style style:name="T84" style:parent-style-name="Policepardéfaut" style:family="text">
      <style:text-properties fo:font-size="14pt" style:font-size-asian="14pt" style:font-size-complex="14pt" fo:language="fr" fo:country="FR"/>
    </style:style>
    <style:style style:name="T85" style:parent-style-name="Policepardéfaut" style:family="text">
      <style:text-properties style:text-position="super 64.2%" fo:font-size="14pt" style:font-size-asian="14pt" style:font-size-complex="14pt" fo:language="fr" fo:country="FR"/>
    </style:style>
    <style:style style:name="T86" style:parent-style-name="Policepardéfaut" style:family="text">
      <style:text-properties fo:font-size="14pt" style:font-size-asian="14pt" style:font-size-complex="14pt" fo:language="fr" fo:country="FR"/>
    </style:style>
    <style:style style:name="T87" style:parent-style-name="Policepardéfaut" style:family="text">
      <style:text-properties fo:font-size="14pt" style:font-size-asian="14pt" style:font-size-complex="14pt" fo:language="fr" fo:country="FR"/>
    </style:style>
    <style:style style:name="T88" style:parent-style-name="Policepardéfaut" style:family="text">
      <style:text-properties style:text-position="super 64.2%" fo:font-size="14pt" style:font-size-asian="14pt" style:font-size-complex="14pt" fo:language="fr" fo:country="FR"/>
    </style:style>
    <style:style style:name="T89" style:parent-style-name="Policepardéfaut" style:family="text">
      <style:text-properties fo:font-size="14pt" style:font-size-asian="14pt" style:font-size-complex="14pt" fo:language="fr" fo:country="FR"/>
    </style:style>
    <style:style style:name="T90" style:parent-style-name="Policepardéfaut" style:family="text">
      <style:text-properties style:text-position="super 64.2%" fo:font-size="14pt" style:font-size-asian="14pt" style:font-size-complex="14pt" fo:language="fr" fo:country="FR"/>
    </style:style>
    <style:style style:name="T91" style:parent-style-name="Policepardéfaut" style:family="text">
      <style:text-properties fo:font-size="14pt" style:font-size-asian="14pt" style:font-size-complex="14pt" fo:language="fr" fo:country="FR"/>
    </style:style>
    <style:style style:name="T92" style:parent-style-name="Policepardéfaut" style:family="text">
      <style:text-properties fo:font-size="14pt" style:font-size-asian="14pt" style:font-size-complex="14pt" fo:language="fr" fo:country="FR"/>
    </style:style>
    <style:style style:name="P93" style:parent-style-name="Textbody" style:family="paragraph">
      <style:text-properties fo:font-size="14pt" style:font-size-asian="14pt" style:font-size-complex="14pt" fo:language="fr" fo:country="FR"/>
    </style:style>
    <style:style style:name="P94" style:parent-style-name="Textbody" style:family="paragraph">
      <style:text-properties fo:font-size="14pt" style:font-size-asian="14pt" style:font-size-complex="14pt" fo:language="fr" fo:country="FR"/>
    </style:style>
    <style:style style:name="P95" style:parent-style-name="Textbody" style:family="paragraph">
      <style:text-properties fo:font-weight="bold" style:font-weight-asian="bold" fo:font-size="16pt" style:font-size-asian="16pt" style:font-size-complex="16pt" style:text-underline-type="single" style:text-underline-style="solid" style:text-underline-width="auto" style:text-underline-mode="continuous" fo:language="fr" fo:country="FR"/>
    </style:style>
    <style:style style:name="P96" style:parent-style-name="Textbody" style:family="paragraph">
      <style:text-properties fo:font-weight="bold" style:font-weight-asian="bold" fo:font-size="16pt" style:font-size-asian="16pt" style:font-size-complex="16pt" style:text-underline-type="single" style:text-underline-style="solid" style:text-underline-width="auto" style:text-underline-mode="continuous" fo:language="fr" fo:country="FR"/>
    </style:style>
    <style:style style:name="P97" style:parent-style-name="Textbody" style:family="paragraph">
      <style:text-properties fo:font-weight="bold" style:font-weight-asian="bold" fo:font-size="16pt" style:font-size-asian="16pt" style:font-size-complex="16pt" style:text-underline-type="single" style:text-underline-style="solid" style:text-underline-width="auto" style:text-underline-mode="continuous" fo:language="fr" fo:country="FR"/>
    </style:style>
    <style:style style:name="P98" style:parent-style-name="Textbody" style:family="paragraph">
      <style:text-properties fo:font-weight="bold" style:font-weight-asian="bold" fo:font-size="16pt" style:font-size-asian="16pt" style:font-size-complex="16pt" style:text-underline-type="single" style:text-underline-style="solid" style:text-underline-width="auto" style:text-underline-mode="continuous" fo:language="fr" fo:country="FR"/>
    </style:style>
    <style:style style:name="T99" style:parent-style-name="Policepardéfaut" style:family="text">
      <style:text-properties fo:font-size="14pt" style:font-size-asian="14pt" style:font-size-complex="14pt" fo:language="fr" fo:country="FR"/>
    </style:style>
    <style:style style:name="T100" style:parent-style-name="Policepardéfaut" style:family="text">
      <style:text-properties fo:color="#FF0000" fo:font-size="14pt" style:font-size-asian="14pt" style:font-size-complex="14pt" fo:language="fr" fo:country="FR"/>
    </style:style>
    <style:style style:name="T101" style:parent-style-name="Policepardéfaut" style:family="text">
      <style:text-properties fo:font-size="14pt" style:font-size-asian="14pt" style:font-size-complex="14pt" fo:language="fr" fo:country="FR"/>
    </style:style>
    <style:style style:name="T102" style:parent-style-name="Policepardéfaut" style:family="text">
      <style:text-properties fo:font-size="14pt" style:font-size-asian="14pt" style:font-size-complex="14pt" fo:language="fr" fo:country="FR"/>
    </style:style>
    <style:style style:name="T103" style:parent-style-name="Policepardéfaut" style:family="text">
      <style:text-properties fo:font-size="14pt" style:font-size-asian="14pt" style:font-size-complex="14pt" fo:language="fr" fo:country="FR"/>
    </style:style>
    <style:style style:name="T104" style:parent-style-name="Policepardéfaut" style:family="text">
      <style:text-properties fo:color="#FF0000" fo:font-size="14pt" style:font-size-asian="14pt" style:font-size-complex="14pt" fo:language="fr" fo:country="FR"/>
    </style:style>
    <style:style style:name="T105" style:parent-style-name="Policepardéfaut" style:family="text">
      <style:text-properties fo:font-size="14pt" style:font-size-asian="14pt" style:font-size-complex="14pt" fo:language="fr" fo:country="FR"/>
    </style:style>
    <style:style style:name="T106" style:parent-style-name="Policepardéfaut" style:family="text">
      <style:text-properties fo:font-size="14pt" style:font-size-asian="14pt" style:font-size-complex="14pt" fo:language="fr" fo:country="FR"/>
    </style:style>
    <style:style style:name="T107" style:parent-style-name="Policepardéfaut" style:family="text">
      <style:text-properties fo:color="#FF0000" fo:font-size="14pt" style:font-size-asian="14pt" style:font-size-complex="14pt" fo:language="fr" fo:country="FR"/>
    </style:style>
    <style:style style:name="T108" style:parent-style-name="Policepardéfaut" style:family="text">
      <style:text-properties fo:font-size="14pt" style:font-size-asian="14pt" style:font-size-complex="14pt" fo:language="fr" fo:country="FR"/>
    </style:style>
    <style:style style:name="T109" style:parent-style-name="Policepardéfaut" style:family="text">
      <style:text-properties fo:font-size="14pt" style:font-size-asian="14pt" style:font-size-complex="14pt" fo:language="fr" fo:country="FR"/>
    </style:style>
    <style:style style:name="T110" style:parent-style-name="Policepardéfaut" style:family="text">
      <style:text-properties fo:color="#FF0000" fo:font-size="14pt" style:font-size-asian="14pt" style:font-size-complex="14pt" fo:language="fr" fo:country="FR"/>
    </style:style>
    <style:style style:name="T111" style:parent-style-name="Policepardéfaut" style:family="text">
      <style:text-properties fo:font-size="14pt" style:font-size-asian="14pt" style:font-size-complex="14pt" fo:language="fr" fo:country="FR"/>
    </style:style>
    <style:style style:name="P112" style:parent-style-name="Textbody" style:family="paragraph">
      <style:text-properties fo:font-size="14pt" style:font-size-asian="14pt" style:font-size-complex="14pt" fo:language="fr" fo:country="FR"/>
    </style:style>
    <style:style style:name="P113" style:parent-style-name="Textbody" style:family="paragraph">
      <style:text-properties fo:font-size="14pt" style:font-size-asian="14pt" style:font-size-complex="14pt" fo:language="fr" fo:country="FR"/>
    </style:style>
    <style:style style:name="P114" style:parent-style-name="Textbody" style:family="paragraph">
      <style:text-properties fo:font-size="14pt" style:font-size-asian="14pt" style:font-size-complex="14pt" fo:language="fr" fo:country="FR"/>
    </style:style>
    <style:style style:name="P115" style:parent-style-name="Textbody" style:family="paragraph">
      <style:text-properties fo:language="fr" fo:country="FR"/>
    </style:style>
    <style:style style:name="P116" style:parent-style-name="Textbody" style:family="paragraph">
      <style:text-properties fo:font-size="14pt" style:font-size-asian="14pt" style:font-size-complex="14pt" fo:language="fr" fo:country="FR"/>
    </style:style>
    <style:style style:name="P117" style:parent-style-name="Textbody" style:family="paragraph">
      <style:text-properties fo:font-size="14pt" style:font-size-asian="14pt" style:font-size-complex="14pt" fo:language="fr" fo:country="FR"/>
    </style:style>
    <style:style style:name="P118" style:parent-style-name="Textbody" style:family="paragraph">
      <style:text-properties fo:font-weight="bold" style:font-weight-asian="bold" fo:font-size="16pt" style:font-size-asian="16pt" style:font-size-complex="16pt" style:text-underline-type="single" style:text-underline-style="solid" style:text-underline-width="auto" style:text-underline-mode="continuous" fo:language="fr" fo:country="FR"/>
    </style:style>
    <style:style style:name="T119" style:parent-style-name="Policepardéfaut" style:family="text">
      <style:text-properties fo:font-size="14pt" style:font-size-asian="14pt" style:font-size-complex="14pt" fo:language="fr" fo:country="FR"/>
    </style:style>
    <style:style style:name="T120" style:parent-style-name="Policepardéfaut" style:family="text">
      <style:text-properties fo:font-size="14pt" style:font-size-asian="14pt" style:font-size-complex="14pt" fo:language="fr" fo:country="FR"/>
    </style:style>
    <style:style style:name="T121" style:parent-style-name="Policepardéfaut" style:family="text">
      <style:text-properties style:text-position="super 64.2%" fo:font-size="14pt" style:font-size-asian="14pt" style:font-size-complex="14pt" fo:language="fr" fo:country="FR"/>
    </style:style>
    <style:style style:name="T122" style:parent-style-name="Policepardéfaut" style:family="text">
      <style:text-properties fo:font-size="14pt" style:font-size-asian="14pt" style:font-size-complex="14pt" fo:language="fr" fo:country="FR"/>
    </style:style>
    <style:style style:name="T123" style:parent-style-name="Policepardéfaut" style:family="text">
      <style:text-properties fo:font-size="14pt" style:font-size-asian="14pt" style:font-size-complex="14pt" fo:language="fr" fo:country="FR"/>
    </style:style>
    <style:style style:name="P124" style:parent-style-name="Textbody" style:family="paragraph">
      <style:text-properties fo:font-size="14pt" style:font-size-asian="14pt" style:font-size-complex="14pt" fo:language="fr" fo:country="FR"/>
    </style:style>
    <style:style style:name="P125" style:parent-style-name="Textbody" style:family="paragraph">
      <style:text-properties fo:font-size="14pt" style:font-size-asian="14pt" style:font-size-complex="14pt" fo:language="fr" fo:country="FR"/>
    </style:style>
    <style:style style:name="P126" style:parent-style-name="Textbody" style:family="paragraph">
      <style:text-properties fo:font-size="14pt" style:font-size-asian="14pt" style:font-size-complex="14pt" fo:language="fr" fo:country="FR"/>
    </style:style>
    <style:style style:name="P127" style:parent-style-name="Textbody" style:family="paragraph">
      <style:text-properties fo:font-size="14pt" style:font-size-asian="14pt" style:font-size-complex="14pt" fo:language="fr" fo:country="FR"/>
    </style:style>
    <style:style style:name="P128" style:parent-style-name="Textbody" style:family="paragraph">
      <style:text-properties fo:font-size="14pt" style:font-size-asian="14pt" style:font-size-complex="14pt" fo:language="fr" fo:country="FR"/>
    </style:style>
    <style:style style:name="P129" style:parent-style-name="Textbody" style:family="paragraph">
      <style:text-properties fo:font-size="14pt" style:font-size-asian="14pt" style:font-size-complex="14pt" fo:language="fr" fo:country="FR"/>
    </style:style>
    <style:style style:name="P130" style:parent-style-name="Textbody" style:family="paragraph">
      <style:text-properties fo:font-size="14pt" style:font-size-asian="14pt" style:font-size-complex="14pt" fo:language="fr" fo:country="FR"/>
    </style:style>
    <style:style style:name="P131" style:parent-style-name="Textbody" style:family="paragraph">
      <style:text-properties fo:font-size="14pt" style:font-size-asian="14pt" style:font-size-complex="14pt" fo:language="fr" fo:country="FR"/>
    </style:style>
    <style:style style:name="P132" style:parent-style-name="Textbody" style:family="paragraph">
      <style:text-properties fo:font-size="14pt" style:font-size-asian="14pt" style:font-size-complex="14pt"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family="graphic" style:name="a10">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solid" draw:fill-color="#ffffff" draw:opacity="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center" style:wrap="run-through" style:run-through="foreground" draw:fill="solid" draw:fill-color="#ffffff" draw:opacity="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78in" svg:stroke-color="#808080"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Morphing3</text:h>
      <text:h text:style-name="P2" text:outline-level="2">Le but : <text:s/></text:h>
      <text:p text:style-name="P3">Pour réaliser un morphing entre 2 images(soit dans notre gallery des images soit l'utilisateur peut en rajouter ),l'utilisateur doit placer l'association des<text:s/>points clés dans l'image de départ et l'image d'arrivée (au plus précis possible) qui puisse définir une image, après notre logiciel se charge d'enregistrer ces points. Par exemple pour faire le morphing entre les 2 visages, on peut reconnaître le nez ou les yeux, il les déforme pour que les zone similaire se recouvrent parfaitement.</text:p>
      <text:p text:style-name="P4"/>
      <text:p text:style-name="P5"/>
      <text:p text:style-name="P6"/>
      <text:p text:style-name="P7"/>
      <text:p text:style-name="P8"/>
      <text:h text:style-name="P9" text:outline-level="2">Interface Graphique:</text:h>
      <text:p text:style-name="P10"/>
      <text:p text:style-name="Textbody"><text:span text:style-name="T11"><draw:custom-shape svg:x="5.87205in" svg:y="0.04921in" svg:width="0.08889in" svg:height="0.1125in" draw:z-index="251658240" draw:id="id0" draw:style-name="a0" draw:name="Forme libre : forme 3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2"><draw:connector draw:type="line" svg:x1="6.23661in" svg:y1="0.01811in" svg:x2="6.38036in" svg:y2="0.13061in" draw:z-index="251659264" draw:id="id1" draw:style-name="a1" draw:name="Connecteur droit avec flèche 37" text:anchor-type="paragraph"><svg:title/><svg:desc/></draw:connector></text:span><text:span text:style-name="T13"><draw:connector draw:type="line" svg:x1="6.23661in" svg:y1="0.13061in" svg:x2="6.38036in" svg:y2="0.01811in" draw:z-index="2" draw:id="id2" draw:style-name="a2" draw:name="Connecteur droit avec flèche 36" text:anchor-type="paragraph"><svg:title/><svg:desc/></draw:connector></text:span><text:span text:style-name="T14"><draw:custom-shape svg:x="5.52835in" svg:y="0.10157in" svg:width="0.08889in" svg:height="0in" draw:z-index="3" draw:id="id3" draw:style-name="a3" draw:name="Forme libre : forme 35" text:anchor-type="paragraph"><svg:title/><svg:desc/><text:p text:style-name="Normal"/><draw:enhanced-geometry draw:path-stretchpoint-y="21600" draw:type="non-primitive" svg:viewBox="0 0 189865 21600" draw:enhanced-path="F M ?f7 ?f7 L ?f9 ?f7 ?f8 ?f7 ?f10 ?f7 N" draw:text-areas="?f18 ?f25 ?f20 ?f24" draw:glue-points="?f16 ?f25 ?f18 ?f24 ?f16 ?f24 ?f20 ?f24"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9865"/><draw:equation draw:name="f9" draw:formula="95112"/><draw:equation draw:name="f10" draw:formula="170843"/><draw:equation draw:name="f11" draw:formula="?f7 - ?f7"/><draw:equation draw:name="f12" draw:formula="?f8 - ?f7"/><draw:equation draw:name="f13" draw:formula="?f12 / 189865"/><draw:equation draw:name="f14" draw:formula="?f11 / 0"/><draw:equation draw:name="f15" draw:formula="21600 * ?f4"/><draw:equation draw:name="f16" draw:formula="94933 / ?f13"/><draw:equation draw:name="f17" draw:formula="0 / ?f14"/><draw:equation draw:name="f18" draw:formula="0 / ?f13"/><draw:equation draw:name="f19" draw:formula="1 / ?f14"/><draw:equation draw:name="f20" draw:formula="189865 / ?f13"/><draw:equation draw:name="f21" draw:formula="?f15 / ?f6"/><draw:equation draw:name="f22" draw:formula="?f21 - ?f7"/><draw:equation draw:name="f23" draw:formula="?f22 / 0"/><draw:equation draw:name="f24" draw:formula="?f19 * ?f23"/><draw:equation draw:name="f25" draw:formula="?f17 * ?f23"/></draw:enhanced-geometry></draw:custom-shape></text:span><text:span text:style-name="T15"><draw:connector draw:type="line" svg:x1="6.61181in" svg:y1="-0.05394in" svg:x2="6.63612in" svg:y2="4.78634in" draw:z-index="4" draw:id="id4" draw:style-name="a4" draw:name="Connecteur droit avec flèche 34" text:anchor-type="paragraph"><svg:title/><svg:desc/></draw:connector></text:span><text:span text:style-name="T16"><draw:connector draw:type="line" svg:x1="0.03898in" svg:y1="-0.0338in" svg:x2="6.60912in" svg:y2="-0.05394in" draw:z-index="5" draw:id="id5" draw:style-name="a5" draw:name="Connecteur droit avec flèche 33" text:anchor-type="paragraph"><svg:title/><svg:desc/></draw:connector></text:span><text:span text:style-name="T17"><draw:connector draw:type="line" svg:x1="0.02835in" svg:y1="-0.03307in" svg:x2="0.02835in" svg:y2="4.78707in" draw:z-index="6" draw:id="id6" draw:style-name="a6" draw:name="Connecteur droit avec flèche 32" text:anchor-type="paragraph"><svg:title/><svg:desc/></draw:connector></text:span><text:span text:style-name="T18">Menu <text:s text:c="3"/>Info</text:span></text:p>
      <text:p text:style-name="Textbody"><text:span text:style-name="T19"><draw:connector draw:type="line" svg:x1="1.11181in" svg:y1="-0.0315in" svg:x2="1.11181in" svg:y2="0.53864in" draw:z-index="7" draw:id="id7" draw:style-name="a7" draw:name="Connecteur droit avec flèche 31" text:anchor-type="paragraph"><svg:title/><svg:desc/></draw:connector></text:span><text:span text:style-name="T20"><draw:connector draw:type="line" svg:x1="0.03898in" svg:y1="-0.03156in" svg:x2="6.60912in" svg:y2="-0.07323in" draw:z-index="8" draw:id="id8" draw:style-name="a8" draw:name="Connecteur droit avec flèche 30" text:anchor-type="paragraph"><svg:title/><svg:desc/></draw:connector></text:span><text:span text:style-name="T21"><draw:connector draw:type="line" svg:x1="0.54921in" svg:y1="-0.0315in" svg:x2="0.54921in" svg:y2="0.53864in" draw:z-index="9" draw:id="id9" draw:style-name="a9" draw:name="Connecteur droit avec flèche 29" text:anchor-type="paragraph"><svg:title/><svg:desc/></draw:connector></text:span><text:span text:style-name="T22">New <text:s text:c="6"/>Help</text:span></text:p>
      <text:p text:style-name="P23"><text:s/>Exit <text:s text:c="4"/>Credits</text:p>
      <text:p text:style-name="Textbody"><text:span text:style-name="T24"><draw:connector draw:type="line" svg:x1="0.03898in" svg:y1="-0.05984in" svg:x2="0.54662in" svg:y2="-0.05984in" draw:z-index="10" draw:id="id10" draw:style-name="a10" draw:name="Connecteur droit avec flèche 28" text:anchor-type="paragraph"><svg:title/><svg:desc/></draw:connector></text:span><text:span text:style-name="T25"><draw:connector draw:type="line" svg:x1="0.54921in" svg:y1="-0.05984in" svg:x2="1.11171in" svg:y2="-0.05984in" draw:z-index="11" draw:id="id11" draw:style-name="a11" draw:name="Connecteur droit avec flèche 27" text:anchor-type="paragraph"><svg:title/><svg:desc/></draw:connector></text:span><text:span text:style-name="T26"><draw:custom-shape svg:x="0.30984in" svg:y="2.95827in" svg:width="0.69792in" svg:height="0.29167in" draw:z-index="12" draw:id="id12" draw:style-name="a12" draw:name="Forme libre : forme 26" text:anchor-type="paragraph"><svg:title/><svg:desc/><text:p text:style-name="Normal"><text:s text:c="4"/>Upload</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draw:custom-shape svg:x="2.88819in" svg:y="2.98071in" svg:width="0.58264in" svg:height="0.29167in" draw:z-index="13" draw:id="id13" draw:style-name="a13" draw:name="Forme libre : forme 25" text:anchor-type="paragraph"><svg:title/><svg:desc/><text:p text:style-name="P28"><text:s text:c="4"/>&lt;&lt;&gt;&g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draw:custom-shape svg:x="0.29921in" svg:y="0.00276in" svg:width="2.9375in" svg:height="2.89514in" draw:z-index="14" draw:id="id14" draw:style-name="a14" draw:name="Rectangle 24" text:anchor-type="paragraph"><svg:title/><svg:desc/><text:p text:style-name="Normal"/><draw:enhanced-geometry draw:type="non-primitive" svg:viewBox="0 0 21600 21600" draw:enhanced-path="M 0 0 L 21600 0 21600 21600 0 21600 Z N"/></draw:custom-shape></text:span><text:span text:style-name="T30"><draw:custom-shape svg:x="5.44528in" svg:y="3.01457in" svg:width="0.69792in" svg:height="0.29167in" draw:z-index="15" draw:id="id15" draw:style-name="a15" draw:name="Forme libre : forme 23" text:anchor-type="paragraph"><svg:title/><svg:desc/><text:p text:style-name="Normal"><text:s text:c="4"/>Upload</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draw:custom-shape svg:x="3.42441in" svg:y="0.00276in" svg:width="3.03056in" svg:height="2.89514in" draw:z-index="16" draw:id="id16" draw:style-name="a16" draw:name="Rectangle 22" text:anchor-type="paragraph"><svg:title/><svg:desc/><text:p text:style-name="Normal"/><draw:enhanced-geometry draw:type="non-primitive" svg:viewBox="0 0 21600 21600" draw:enhanced-path="M 0 0 L 21600 0 21600 21600 0 21600 Z N"/></draw:custom-shap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Textbody"><text:span text:style-name="T43"><draw:connector draw:type="line" svg:x1="0.02835in" svg:y1="0.58661in" svg:x2="6.63599in" svg:y2="0.58661in" draw:z-index="17" draw:id="id17" draw:style-name="a17" draw:name="Connecteur droit avec flèche 21" text:anchor-type="paragraph"><svg:title/><svg:desc/></draw:connector></text:span><text:span text:style-name="T44"><draw:custom-shape svg:x="2.87205in" svg:y="0.14449in" svg:width="0.83264in" svg:height="0.29167in" draw:z-index="18" draw:id="id18" draw:style-name="a18" draw:name="Forme libre : forme 20" text:anchor-type="paragraph"><svg:title/><svg:desc/><text:p text:style-name="Normal"><text:s text:c="3"/>Morph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5"><text:s text:c="14"/></text:span></text:p>
      <text:p text:style-name="P46"/>
      <text:h text:style-name="P47" text:outline-level="2"/>
      <text:p text:style-name="P48"/>
      <text:p text:style-name="P49"/>
      <text:p text:style-name="P50"/>
      <text:h text:style-name="P51" text:outline-level="2">Principe d'utilisation de logiciel:</text:h>
      <text:p text:style-name="P52">New : lancer le programme / Effacer tous les images et points dans deux écrans.</text:p>
      <text:p text:style-name="P53">Exit: Quitter le programme.</text:p>
      <text:p text:style-name="P54">Help: Le manuel d'utilisation de notre logiciel</text:p>
      <text:p text:style-name="P55">Crédits: Information des auteurs.</text:p>
      <text:p text:style-name="P56">Upload: Après cliquer ce bouton, utilisateur peut choisir entre “Customize” et <text:s/><text:tab/>“Gallery”.</text:p>
      <text:p text:style-name="P57"><text:tab/><text:tab/>-Customize: L'utilisateur peut soumettre l'image depuis son répertoire personnel.</text:p>
      <text:p text:style-name="P58"><text:tab/><text:tab/>-Gallery: L'utilisateur peut choisir une image dans le gallery des images.</text:p>
      <text:p text:style-name="P59">&lt;&lt;&gt;&gt;: Inverser les deux images dans les deux écrans.(l'image de départ devient l'image d'arrivé et l'image d'arrivé devient l'image de départ)</text:p>
      <text:p text:style-name="P60">Morphing: <text:s/>Une fois cliqué sur le bouton morphing ,il apparaît à l'écran le transformation de L'image de l'écran gauche <text:s/>vers<text:s/>l'image de l'écran droite de façon continue et fluide. En recliquant sur ce bouton pour faire une pause et de relancer à nouveau.</text:p>
      <text:p text:style-name="P61"/>
      <text:p text:style-name="Textbody"><text:span text:style-name="T62"><text:s text:c="2"/>-1</text:span><text:span text:style-name="T63">er</text:span><text:span text:style-name="T64"><text:s/>étape : l’utilisateur choisi les 2 images en cliquant sur Upload</text:span></text:p>
      <text:p text:style-name="P65">L'image choisi apparait dans l'écran.</text:p>
      <text:p text:style-name="Textbody"><text:span text:style-name="T66"><text:s text:c="2"/>-2</text:span><text:span text:style-name="T67">ème</text:span><text:span text:style-name="T68"><text:s/>étape :</text:span><text:span text:style-name="T69"><text:s/>L'utilisateur clique sur l'image de départ (l’image à gauche de l’écran )pour ajouter les points. Tous les point sont par défaut bleu à part le dernier point vient d’être créer est vert. Clique droite sur l’image (pas sur les points) pour terminer de créa</text:span><text:span text:style-name="T70">tion des points, Une fois <text:s/>terminer de placer les points sur 1</text:span><text:span text:style-name="T71">er</text:span><text:span text:style-name="T72"><text:s/>image, Ces points qui étaient bleu deviennent tous gris.</text:span></text:p>
      <text:p text:style-name="Textbody"><text:span text:style-name="T73"><text:s text:c="2"/>-3</text:span><text:span text:style-name="T74">ème</text:span><text:span text:style-name="T75"><text:s/>étape : l’utilisateur place les points en correspondant sur la 2</text:span><text:span text:style-name="T76">ème</text:span><text:span text:style-name="T77"><text:s/>image (l’image à droite de l’écran ). Les points placés da</text:span><text:span text:style-name="T78">ns <text:s/>1</text:span><text:span text:style-name="T79">er</text:span><text:span text:style-name="T80"><text:s/>image vont apparaitre vert dans l’ordre de placement des points sur la 2</text:span><text:span text:style-name="T81">ème</text:span><text:span text:style-name="T82"><text:s/>image et puis redeviennent gris . L’utilisateur <text:s/>doit respecter cet ordre pour placer les points en correspondants dans la 2</text:span><text:span text:style-name="T83">ème</text:span><text:span text:style-name="T84"><text:s/>image. (les points placés dans la 2</text:span><text:span text:style-name="T85">ème</text:span><text:span text:style-name="T86"><text:s/>image</text:span><text:span text:style-name="T87"><text:s/>apparaissent respectivement même couleur que ceux de la 1</text:span><text:span text:style-name="T88">ère</text:span><text:span text:style-name="T89"><text:s/>image) Après avoir placer tous les points clés en correspondants, l’utilisateur peut ensuite créer les points clés qui ne sont pas en correspondant avec la 1</text:span><text:span text:style-name="T90">er</text:span><text:span text:style-name="T91"><text:s/>image . <text:s/>Après avoir tous terminer</text:span><text:span text:style-name="T92"><text:s/>,clique droite sur l’image, notre logiciel se charge de vérifier si les 2 images ont le même nombre de points clés qui sont en correspondants, les points qui ne le sont pas deviennent tous rouge.</text:span></text:p>
      <text:p text:style-name="P93"/>
      <text:p text:style-name="P94"/>
      <text:p text:style-name="P95"/>
      <text:p text:style-name="P96"/>
      <text:p text:style-name="P97"/>
      <text:p text:style-name="P98">Remarque :</text:p>
      <text:p text:style-name="Textbody"><text:span text:style-name="T99">En pressant le clique gauche sur le<text:s/></text:span><text:span text:style-name="T100">point<text:s/></text:span><text:span text:style-name="T101">p</text:span><text:span text:style-name="T102">our en déplacer.</text:span></text:p>
      <text:p text:style-name="Textbody"><text:span text:style-name="T103">Clique gauche sur<text:s/></text:span><text:span text:style-name="T104">l’image<text:s/></text:span><text:span text:style-name="T105">pour <text:s/>créer un nouveau point.</text:span></text:p>
      <text:p text:style-name="Textbody"><text:span text:style-name="T106">Clique droit sur le<text:s/></text:span><text:span text:style-name="T107">point<text:s/></text:span><text:span text:style-name="T108">pour en supprimer.</text:span></text:p>
      <text:p text:style-name="Textbody"><text:span text:style-name="T109">Clique droit sur<text:s/></text:span><text:span text:style-name="T110">l’image<text:s/></text:span><text:span text:style-name="T111">pour modifier les point ou bien terminer</text:span></text:p>
      <text:p text:style-name="P112"/>
      <text:p text:style-name="P113">S'il s'agit de l'image depuis notre gallery, les points clés par défaut<text:s/>apparaissent automatiquement ,ces points sont modifiables , déplaçables et supprimables.</text:p>
      <text:p text:style-name="P114"/>
      <text:p text:style-name="P115"/>
      <text:p text:style-name="P116"/>
      <text:p text:style-name="P117"/>
      <text:p text:style-name="P118">Option/Facultative :</text:p>
      <text:p text:style-name="Textbody"><text:span text:style-name="T119">Si on aura le temps on ferra un morphing entre plusieurs images successivement</text:span><text:span text:style-name="T120">. (au maximum 6 images)L’utilisateur doit indiquer au départ le nombre d’image qu’il désir et puis il place tout d’abord les points clés sur la 1</text:span><text:span text:style-name="T121">ère</text:span><text:span text:style-name="T122"><text:s/>image et puis il placera en correspondant les points clés pour tout le reste (les points sont toujours par<text:s/></text:span><text:span text:style-name="T123">rapport au première image).</text:span></text:p>
      <text:p text:style-name="P124"/>
      <text:p text:style-name="P125"/>
      <text:p text:style-name="P126"/>
      <text:p text:style-name="P127"/>
      <text:p text:style-name="P128"/>
      <text:p text:style-name="P129"/>
      <text:p text:style-name="P130"/>
      <text:p text:style-name="P131"/>
      <text:p text:style-name="P132"/>
      <text:p text:style-name="P133"/>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svg:font-family="Courier" style:font-family-generic="modern" style:font-pitch="fixed" svg:panose-1="2 7 4 9 2 2 5 2 4 4"/>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ajun WU</dc:creator>
    <meta:creation-date>2017-02-01T17:36:00Z</meta:creation-date>
    <dc:date>2017-03-01T11:17:00Z</dc:date>
    <meta:template xlink:href="Normal" xlink:type="simple"/>
    <meta:editing-cycles>24</meta:editing-cycles>
    <meta:editing-duration>PT10620S</meta:editing-duration>
    <meta:document-statistic meta:page-count="3" meta:paragraph-count="7" meta:word-count="564" meta:character-count="3660" meta:row-count="25" meta:non-whitespace-character-count="3103"/>
  </office:meta>
</office:document-meta>
</file>